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115"/>
    <style:style style:name="ce6" style:family="table-cell" style:parent-style-name="Default" style:data-style-name="N117">
      <style:table-cell-properties fo:background-color="#ccff00"/>
    </style:style>
    <style:style style:name="ce7" style:family="table-cell" style:parent-style-name="Default" style:data-style-name="N118"/>
    <style:style style:name="ce8" style:family="table-cell" style:parent-style-name="Default" style:data-style-name="N3"/>
    <style:style style:name="ce9" style:family="table-cell" style:parent-style-name="Default" style:data-style-name="N11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8"/>
        <table:table-column table:style-name="co5" table:number-columns-repeated="6" table:default-cell-style-name="ce8"/>
        <table:table-column table:style-name="co6" table:number-columns-repeated="2" table:default-cell-style-name="ce8"/>
        <table:table-row table:style-name="ro1">
          <table:table-cell table:style-name="ce1" office:value-type="string" calcext:value-type="string" table:number-columns-spanned="11" table:number-rows-spanned="1">
            <text:p>Calculation for Resolution</text:p>
          </table:table-cell>
          <table:covered-table-cell table:number-columns-repeated="10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Pattern duration</text:p>
          </table:table-cell>
          <table:covered-table-cell table:style-name="Default"/>
          <table:table-cell table:style-name="Default"/>
          <table:table-cell table:style-name="ce2" office:value-type="string" calcext:value-type="string" table:number-columns-spanned="9" table:number-rows-spanned="1">
            <text:p>Sum of Steps over time</text:p>
          </table:table-cell>
          <table:covered-table-cell table:number-columns-repeated="8" table:style-name="Default"/>
        </table:table-row>
        <table:table-row table:style-name="ro1">
          <table:table-cell table:style-name="ce2" office:value-type="string" calcext:value-type="string" table:number-columns-spanned="1" table:number-rows-spanned="2">
            <text:p>seconds</text:p>
          </table:table-cell>
          <table:table-cell table:style-name="ce2" office:value-type="string" calcext:value-type="string" table:number-columns-spanned="1" table:number-rows-spanned="2">
            <text:p>minutes</text:p>
          </table:table-cell>
          <table:table-cell table:style-name="ce2" office:value-type="string" calcext:value-type="string" table:number-columns-spanned="1" table:number-rows-spanned="2">
            <text:p>hours</text:p>
          </table:table-cell>
          <table:table-cell table:style-name="ce6" office:value-type="float" office:value="1" calcext:value-type="float">
            <text:p>@ 1 ms/step</text:p>
          </table:table-cell>
          <table:table-cell table:style-name="ce9" office:value-type="float" office:value="5" calcext:value-type="float">
            <text:p>@ 5 ms/step</text:p>
          </table:table-cell>
          <table:table-cell table:style-name="ce9" office:value-type="float" office:value="10" calcext:value-type="float">
            <text:p>@ 10 ms/step</text:p>
          </table:table-cell>
          <table:table-cell table:style-name="ce9" office:value-type="float" office:value="20" calcext:value-type="float">
            <text:p>@ 20 ms/step</text:p>
          </table:table-cell>
          <table:table-cell table:style-name="ce9" office:value-type="float" office:value="25" calcext:value-type="float">
            <text:p>@ 25 ms/step</text:p>
          </table:table-cell>
          <table:table-cell table:style-name="ce9" office:value-type="float" office:value="30" calcext:value-type="float">
            <text:p>@ 30 ms/step</text:p>
          </table:table-cell>
          <table:table-cell table:style-name="ce9" office:value-type="float" office:value="40" calcext:value-type="float">
            <text:p>@ 40 ms/step</text:p>
          </table:table-cell>
          <table:table-cell table:style-name="ce9" office:value-type="float" office:value="50" calcext:value-type="float">
            <text:p>@ 50 ms/step</text:p>
          </table:table-cell>
          <table:table-cell table:style-name="ce9" office:value-type="float" office:value="100" calcext:value-type="float">
            <text:p>@ 100 ms/step</text:p>
          </table:table-cell>
        </table:table-row>
        <table:table-row table:style-name="ro1">
          <table:covered-table-cell/>
          <table:covered-table-cell table:number-columns-repeated="2" table:style-name="Default"/>
          <table:table-cell table:style-name="ce7" table:formula="of:=1000/[.D4]" office:value-type="float" office:value="1000" calcext:value-type="float">
            <text:p>= 1000 Hz</text:p>
          </table:table-cell>
          <table:table-cell table:style-name="ce7" table:formula="of:=1000/[.E4]" office:value-type="float" office:value="200" calcext:value-type="float">
            <text:p>= 200 Hz</text:p>
          </table:table-cell>
          <table:table-cell table:style-name="ce7" table:formula="of:=1000/[.F4]" office:value-type="float" office:value="100" calcext:value-type="float">
            <text:p>= 100 Hz</text:p>
          </table:table-cell>
          <table:table-cell table:style-name="ce7" table:formula="of:=1000/[.G4]" office:value-type="float" office:value="50" calcext:value-type="float">
            <text:p>= 50 Hz</text:p>
          </table:table-cell>
          <table:table-cell table:style-name="ce7" table:formula="of:=1000/[.H4]" office:value-type="float" office:value="40" calcext:value-type="float">
            <text:p>= 40 Hz</text:p>
          </table:table-cell>
          <table:table-cell table:style-name="ce7" table:formula="of:=1000/[.I4]" office:value-type="float" office:value="33.3333333333333" calcext:value-type="float">
            <text:p>= 33,33 Hz</text:p>
          </table:table-cell>
          <table:table-cell table:style-name="ce7" table:formula="of:=1000/[.J4]" office:value-type="float" office:value="25" calcext:value-type="float">
            <text:p>= 25 Hz</text:p>
          </table:table-cell>
          <table:table-cell table:style-name="ce7" table:formula="of:=1000/[.K4]" office:value-type="float" office:value="20" calcext:value-type="float">
            <text:p>= 20 Hz</text:p>
          </table:table-cell>
          <table:table-cell table:style-name="ce7" table:formula="of:=1000/[.L4]" office:value-type="float" office:value="10" calcext:value-type="float">
            <text:p>= 10 H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6]/60" office:value-type="float" office:value="0.0166666666666667" calcext:value-type="float">
            <text:p>0,02</text:p>
          </table:table-cell>
          <table:table-cell table:formula="of:=[.B6]/60" office:value-type="float" office:value="0.000277777777777778" calcext:value-type="float">
            <text:p>0,0</text:p>
          </table:table-cell>
          <table:table-cell table:formula="of:=[.D$5]*[.$A6]" office:value-type="float" office:value="1000" calcext:value-type="float">
            <text:p>1.000</text:p>
          </table:table-cell>
          <table:table-cell table:formula="of:=[.E$5]*[.$A6]" office:value-type="float" office:value="200" calcext:value-type="float">
            <text:p>200</text:p>
          </table:table-cell>
          <table:table-cell table:formula="of:=[.F$5]*[.$A6]" office:value-type="float" office:value="100" calcext:value-type="float">
            <text:p>100</text:p>
          </table:table-cell>
          <table:table-cell table:formula="of:=[.G$5]*[.$A6]" office:value-type="float" office:value="50" calcext:value-type="float">
            <text:p>50</text:p>
          </table:table-cell>
          <table:table-cell table:formula="of:=[.H$5]*[.$A6]" office:value-type="float" office:value="40" calcext:value-type="float">
            <text:p>40</text:p>
          </table:table-cell>
          <table:table-cell table:formula="of:=[.I$5]*[.$A6]" office:value-type="float" office:value="33.3333333333333" calcext:value-type="float">
            <text:p>33</text:p>
          </table:table-cell>
          <table:table-cell table:formula="of:=[.J$5]*[.$A6]" office:value-type="float" office:value="25" calcext:value-type="float">
            <text:p>25</text:p>
          </table:table-cell>
          <table:table-cell table:formula="of:=[.K$5]*[.$A6]" office:value-type="float" office:value="20" calcext:value-type="float">
            <text:p>20</text:p>
          </table:table-cell>
          <table:table-cell table:formula="of:=[.L$5]*[.$A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[.A7]/60" office:value-type="float" office:value="0.166666666666667" calcext:value-type="float">
            <text:p>0,17</text:p>
          </table:table-cell>
          <table:table-cell table:formula="of:=[.B7]/60" office:value-type="float" office:value="0.00277777777777778" calcext:value-type="float">
            <text:p>0,0</text:p>
          </table:table-cell>
          <table:table-cell table:formula="of:=[.D$5]*[.$A7]" office:value-type="float" office:value="10000" calcext:value-type="float">
            <text:p>10.000</text:p>
          </table:table-cell>
          <table:table-cell table:formula="of:=[.E$5]*[.$A7]" office:value-type="float" office:value="2000" calcext:value-type="float">
            <text:p>2.000</text:p>
          </table:table-cell>
          <table:table-cell table:formula="of:=[.F$5]*[.$A7]" office:value-type="float" office:value="1000" calcext:value-type="float">
            <text:p>1.000</text:p>
          </table:table-cell>
          <table:table-cell table:formula="of:=[.G$5]*[.$A7]" office:value-type="float" office:value="500" calcext:value-type="float">
            <text:p>500</text:p>
          </table:table-cell>
          <table:table-cell table:formula="of:=[.H$5]*[.$A7]" office:value-type="float" office:value="400" calcext:value-type="float">
            <text:p>400</text:p>
          </table:table-cell>
          <table:table-cell table:formula="of:=[.I$5]*[.$A7]" office:value-type="float" office:value="333.333333333333" calcext:value-type="float">
            <text:p>333</text:p>
          </table:table-cell>
          <table:table-cell table:formula="of:=[.J$5]*[.$A7]" office:value-type="float" office:value="250" calcext:value-type="float">
            <text:p>250</text:p>
          </table:table-cell>
          <table:table-cell table:formula="of:=[.K$5]*[.$A7]" office:value-type="float" office:value="200" calcext:value-type="float">
            <text:p>200</text:p>
          </table:table-cell>
          <table:table-cell table:formula="of:=[.L$5]*[.$A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[.A8]/60" office:value-type="float" office:value="0.333333333333333" calcext:value-type="float">
            <text:p>0,33</text:p>
          </table:table-cell>
          <table:table-cell table:formula="of:=[.B8]/60" office:value-type="float" office:value="0.00555555555555555" calcext:value-type="float">
            <text:p>0,0</text:p>
          </table:table-cell>
          <table:table-cell table:formula="of:=[.D$5]*[.$A8]" office:value-type="float" office:value="20000" calcext:value-type="float">
            <text:p>20.000</text:p>
          </table:table-cell>
          <table:table-cell table:formula="of:=[.E$5]*[.$A8]" office:value-type="float" office:value="4000" calcext:value-type="float">
            <text:p>4.000</text:p>
          </table:table-cell>
          <table:table-cell table:formula="of:=[.F$5]*[.$A8]" office:value-type="float" office:value="2000" calcext:value-type="float">
            <text:p>2.000</text:p>
          </table:table-cell>
          <table:table-cell table:formula="of:=[.G$5]*[.$A8]" office:value-type="float" office:value="1000" calcext:value-type="float">
            <text:p>1.000</text:p>
          </table:table-cell>
          <table:table-cell table:formula="of:=[.H$5]*[.$A8]" office:value-type="float" office:value="800" calcext:value-type="float">
            <text:p>800</text:p>
          </table:table-cell>
          <table:table-cell table:formula="of:=[.I$5]*[.$A8]" office:value-type="float" office:value="666.666666666667" calcext:value-type="float">
            <text:p>667</text:p>
          </table:table-cell>
          <table:table-cell table:formula="of:=[.J$5]*[.$A8]" office:value-type="float" office:value="500" calcext:value-type="float">
            <text:p>500</text:p>
          </table:table-cell>
          <table:table-cell table:formula="of:=[.K$5]*[.$A8]" office:value-type="float" office:value="400" calcext:value-type="float">
            <text:p>400</text:p>
          </table:table-cell>
          <table:table-cell table:formula="of:=[.L$5]*[.$A8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formula="of:=[.A9]/60" office:value-type="float" office:value="0.5" calcext:value-type="float">
            <text:p>0,50</text:p>
          </table:table-cell>
          <table:table-cell table:formula="of:=[.B9]/60" office:value-type="float" office:value="0.00833333333333333" calcext:value-type="float">
            <text:p>0,0</text:p>
          </table:table-cell>
          <table:table-cell table:formula="of:=[.D$5]*[.$A9]" office:value-type="float" office:value="30000" calcext:value-type="float">
            <text:p>30.000</text:p>
          </table:table-cell>
          <table:table-cell table:formula="of:=[.E$5]*[.$A9]" office:value-type="float" office:value="6000" calcext:value-type="float">
            <text:p>6.000</text:p>
          </table:table-cell>
          <table:table-cell table:formula="of:=[.F$5]*[.$A9]" office:value-type="float" office:value="3000" calcext:value-type="float">
            <text:p>3.000</text:p>
          </table:table-cell>
          <table:table-cell table:formula="of:=[.G$5]*[.$A9]" office:value-type="float" office:value="1500" calcext:value-type="float">
            <text:p>1.500</text:p>
          </table:table-cell>
          <table:table-cell table:formula="of:=[.H$5]*[.$A9]" office:value-type="float" office:value="1200" calcext:value-type="float">
            <text:p>1.200</text:p>
          </table:table-cell>
          <table:table-cell table:formula="of:=[.I$5]*[.$A9]" office:value-type="float" office:value="1000" calcext:value-type="float">
            <text:p>1.000</text:p>
          </table:table-cell>
          <table:table-cell table:formula="of:=[.J$5]*[.$A9]" office:value-type="float" office:value="750" calcext:value-type="float">
            <text:p>750</text:p>
          </table:table-cell>
          <table:table-cell table:formula="of:=[.K$5]*[.$A9]" office:value-type="float" office:value="600" calcext:value-type="float">
            <text:p>600</text:p>
          </table:table-cell>
          <table:table-cell table:formula="of:=[.L$5]*[.$A9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0]/60" office:value-type="float" office:value="1" calcext:value-type="float">
            <text:p>1</text:p>
          </table:table-cell>
          <table:table-cell table:formula="of:=[.B10]/60" office:value-type="float" office:value="0.0166666666666667" calcext:value-type="float">
            <text:p>0,0</text:p>
          </table:table-cell>
          <table:table-cell table:formula="of:=[.D$5]*[.$A10]" office:value-type="float" office:value="60000" calcext:value-type="float">
            <text:p>60.000</text:p>
          </table:table-cell>
          <table:table-cell table:formula="of:=[.E$5]*[.$A10]" office:value-type="float" office:value="12000" calcext:value-type="float">
            <text:p>12.000</text:p>
          </table:table-cell>
          <table:table-cell table:formula="of:=[.F$5]*[.$A10]" office:value-type="float" office:value="6000" calcext:value-type="float">
            <text:p>6.000</text:p>
          </table:table-cell>
          <table:table-cell table:formula="of:=[.G$5]*[.$A10]" office:value-type="float" office:value="3000" calcext:value-type="float">
            <text:p>3.000</text:p>
          </table:table-cell>
          <table:table-cell table:formula="of:=[.H$5]*[.$A10]" office:value-type="float" office:value="2400" calcext:value-type="float">
            <text:p>2.400</text:p>
          </table:table-cell>
          <table:table-cell table:formula="of:=[.I$5]*[.$A10]" office:value-type="float" office:value="2000" calcext:value-type="float">
            <text:p>2.000</text:p>
          </table:table-cell>
          <table:table-cell table:formula="of:=[.J$5]*[.$A10]" office:value-type="float" office:value="1500" calcext:value-type="float">
            <text:p>1.500</text:p>
          </table:table-cell>
          <table:table-cell table:formula="of:=[.K$5]*[.$A10]" office:value-type="float" office:value="1200" calcext:value-type="float">
            <text:p>1.200</text:p>
          </table:table-cell>
          <table:table-cell table:formula="of:=[.L$5]*[.$A10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1]/60" office:value-type="float" office:value="2" calcext:value-type="float">
            <text:p>2</text:p>
          </table:table-cell>
          <table:table-cell table:formula="of:=[.B11]/60" office:value-type="float" office:value="0.0333333333333333" calcext:value-type="float">
            <text:p>0,0</text:p>
          </table:table-cell>
          <table:table-cell table:formula="of:=[.D$5]*[.$A11]" office:value-type="float" office:value="120000" calcext:value-type="float">
            <text:p>120.000</text:p>
          </table:table-cell>
          <table:table-cell table:formula="of:=[.E$5]*[.$A11]" office:value-type="float" office:value="24000" calcext:value-type="float">
            <text:p>24.000</text:p>
          </table:table-cell>
          <table:table-cell table:formula="of:=[.F$5]*[.$A11]" office:value-type="float" office:value="12000" calcext:value-type="float">
            <text:p>12.000</text:p>
          </table:table-cell>
          <table:table-cell table:formula="of:=[.G$5]*[.$A11]" office:value-type="float" office:value="6000" calcext:value-type="float">
            <text:p>6.000</text:p>
          </table:table-cell>
          <table:table-cell table:formula="of:=[.H$5]*[.$A11]" office:value-type="float" office:value="4800" calcext:value-type="float">
            <text:p>4.800</text:p>
          </table:table-cell>
          <table:table-cell table:formula="of:=[.I$5]*[.$A11]" office:value-type="float" office:value="4000" calcext:value-type="float">
            <text:p>4.000</text:p>
          </table:table-cell>
          <table:table-cell table:formula="of:=[.J$5]*[.$A11]" office:value-type="float" office:value="3000" calcext:value-type="float">
            <text:p>3.000</text:p>
          </table:table-cell>
          <table:table-cell table:formula="of:=[.K$5]*[.$A11]" office:value-type="float" office:value="2400" calcext:value-type="float">
            <text:p>2.400</text:p>
          </table:table-cell>
          <table:table-cell table:formula="of:=[.L$5]*[.$A11]" office:value-type="float" office:value="1200" calcext:value-type="float">
            <text:p>1.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2]/60" office:value-type="float" office:value="4" calcext:value-type="float">
            <text:p>4</text:p>
          </table:table-cell>
          <table:table-cell table:formula="of:=[.B12]/60" office:value-type="float" office:value="0.0666666666666667" calcext:value-type="float">
            <text:p>0,1</text:p>
          </table:table-cell>
          <table:table-cell table:formula="of:=[.D$5]*[.$A12]" office:value-type="float" office:value="240000" calcext:value-type="float">
            <text:p>240.000</text:p>
          </table:table-cell>
          <table:table-cell table:formula="of:=[.E$5]*[.$A12]" office:value-type="float" office:value="48000" calcext:value-type="float">
            <text:p>48.000</text:p>
          </table:table-cell>
          <table:table-cell table:formula="of:=[.F$5]*[.$A12]" office:value-type="float" office:value="24000" calcext:value-type="float">
            <text:p>24.000</text:p>
          </table:table-cell>
          <table:table-cell table:formula="of:=[.G$5]*[.$A12]" office:value-type="float" office:value="12000" calcext:value-type="float">
            <text:p>12.000</text:p>
          </table:table-cell>
          <table:table-cell table:formula="of:=[.H$5]*[.$A12]" office:value-type="float" office:value="9600" calcext:value-type="float">
            <text:p>9.600</text:p>
          </table:table-cell>
          <table:table-cell table:formula="of:=[.I$5]*[.$A12]" office:value-type="float" office:value="8000" calcext:value-type="float">
            <text:p>8.000</text:p>
          </table:table-cell>
          <table:table-cell table:formula="of:=[.J$5]*[.$A12]" office:value-type="float" office:value="6000" calcext:value-type="float">
            <text:p>6.000</text:p>
          </table:table-cell>
          <table:table-cell table:formula="of:=[.K$5]*[.$A12]" office:value-type="float" office:value="4800" calcext:value-type="float">
            <text:p>4.800</text:p>
          </table:table-cell>
          <table:table-cell table:formula="of:=[.L$5]*[.$A12]" office:value-type="float" office:value="2400" calcext:value-type="float">
            <text:p>2.4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3]/60" office:value-type="float" office:value="5" calcext:value-type="float">
            <text:p>5</text:p>
          </table:table-cell>
          <table:table-cell table:formula="of:=[.B13]/60" office:value-type="float" office:value="0.0833333333333333" calcext:value-type="float">
            <text:p>0,1</text:p>
          </table:table-cell>
          <table:table-cell table:formula="of:=[.D$5]*[.$A13]" office:value-type="float" office:value="300000" calcext:value-type="float">
            <text:p>300.000</text:p>
          </table:table-cell>
          <table:table-cell table:formula="of:=[.E$5]*[.$A13]" office:value-type="float" office:value="60000" calcext:value-type="float">
            <text:p>60.000</text:p>
          </table:table-cell>
          <table:table-cell table:formula="of:=[.F$5]*[.$A13]" office:value-type="float" office:value="30000" calcext:value-type="float">
            <text:p>30.000</text:p>
          </table:table-cell>
          <table:table-cell table:formula="of:=[.G$5]*[.$A13]" office:value-type="float" office:value="15000" calcext:value-type="float">
            <text:p>15.000</text:p>
          </table:table-cell>
          <table:table-cell table:formula="of:=[.H$5]*[.$A13]" office:value-type="float" office:value="12000" calcext:value-type="float">
            <text:p>12.000</text:p>
          </table:table-cell>
          <table:table-cell table:formula="of:=[.I$5]*[.$A13]" office:value-type="float" office:value="10000" calcext:value-type="float">
            <text:p>10.000</text:p>
          </table:table-cell>
          <table:table-cell table:formula="of:=[.J$5]*[.$A13]" office:value-type="float" office:value="7500" calcext:value-type="float">
            <text:p>7.500</text:p>
          </table:table-cell>
          <table:table-cell table:formula="of:=[.K$5]*[.$A13]" office:value-type="float" office:value="6000" calcext:value-type="float">
            <text:p>6.000</text:p>
          </table:table-cell>
          <table:table-cell table:formula="of:=[.L$5]*[.$A13]" office:value-type="float" office:value="3000" calcext:value-type="float">
            <text:p>3.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4]/60" office:value-type="float" office:value="10" calcext:value-type="float">
            <text:p>10</text:p>
          </table:table-cell>
          <table:table-cell table:formula="of:=[.B14]/60" office:value-type="float" office:value="0.166666666666667" calcext:value-type="float">
            <text:p>0,2</text:p>
          </table:table-cell>
          <table:table-cell table:formula="of:=[.D$5]*[.$A14]" office:value-type="float" office:value="600000" calcext:value-type="float">
            <text:p>600.000</text:p>
          </table:table-cell>
          <table:table-cell table:formula="of:=[.E$5]*[.$A14]" office:value-type="float" office:value="120000" calcext:value-type="float">
            <text:p>120.000</text:p>
          </table:table-cell>
          <table:table-cell table:formula="of:=[.F$5]*[.$A14]" office:value-type="float" office:value="60000" calcext:value-type="float">
            <text:p>60.000</text:p>
          </table:table-cell>
          <table:table-cell table:formula="of:=[.G$5]*[.$A14]" office:value-type="float" office:value="30000" calcext:value-type="float">
            <text:p>30.000</text:p>
          </table:table-cell>
          <table:table-cell table:formula="of:=[.H$5]*[.$A14]" office:value-type="float" office:value="24000" calcext:value-type="float">
            <text:p>24.000</text:p>
          </table:table-cell>
          <table:table-cell table:formula="of:=[.I$5]*[.$A14]" office:value-type="float" office:value="20000" calcext:value-type="float">
            <text:p>20.000</text:p>
          </table:table-cell>
          <table:table-cell table:formula="of:=[.J$5]*[.$A14]" office:value-type="float" office:value="15000" calcext:value-type="float">
            <text:p>15.000</text:p>
          </table:table-cell>
          <table:table-cell table:formula="of:=[.K$5]*[.$A14]" office:value-type="float" office:value="12000" calcext:value-type="float">
            <text:p>12.000</text:p>
          </table:table-cell>
          <table:table-cell table:formula="of:=[.L$5]*[.$A14]" office:value-type="float" office:value="6000" calcext:value-type="float">
            <text:p>6.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5]/60" office:value-type="float" office:value="20" calcext:value-type="float">
            <text:p>20</text:p>
          </table:table-cell>
          <table:table-cell table:formula="of:=[.B15]/60" office:value-type="float" office:value="0.333333333333333" calcext:value-type="float">
            <text:p>0,3</text:p>
          </table:table-cell>
          <table:table-cell table:formula="of:=[.D$5]*[.$A15]" office:value-type="float" office:value="1200000" calcext:value-type="float">
            <text:p>1.200.000</text:p>
          </table:table-cell>
          <table:table-cell table:formula="of:=[.E$5]*[.$A15]" office:value-type="float" office:value="240000" calcext:value-type="float">
            <text:p>240.000</text:p>
          </table:table-cell>
          <table:table-cell table:formula="of:=[.F$5]*[.$A15]" office:value-type="float" office:value="120000" calcext:value-type="float">
            <text:p>120.000</text:p>
          </table:table-cell>
          <table:table-cell table:formula="of:=[.G$5]*[.$A15]" office:value-type="float" office:value="60000" calcext:value-type="float">
            <text:p>60.000</text:p>
          </table:table-cell>
          <table:table-cell table:formula="of:=[.H$5]*[.$A15]" office:value-type="float" office:value="48000" calcext:value-type="float">
            <text:p>48.000</text:p>
          </table:table-cell>
          <table:table-cell table:formula="of:=[.I$5]*[.$A15]" office:value-type="float" office:value="40000" calcext:value-type="float">
            <text:p>40.000</text:p>
          </table:table-cell>
          <table:table-cell table:formula="of:=[.J$5]*[.$A15]" office:value-type="float" office:value="30000" calcext:value-type="float">
            <text:p>30.000</text:p>
          </table:table-cell>
          <table:table-cell table:formula="of:=[.K$5]*[.$A15]" office:value-type="float" office:value="24000" calcext:value-type="float">
            <text:p>24.000</text:p>
          </table:table-cell>
          <table:table-cell table:formula="of:=[.L$5]*[.$A15]" office:value-type="float" office:value="12000" calcext:value-type="float">
            <text:p>12.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6]/60" office:value-type="float" office:value="30" calcext:value-type="float">
            <text:p>30</text:p>
          </table:table-cell>
          <table:table-cell table:formula="of:=[.B16]/60" office:value-type="float" office:value="0.5" calcext:value-type="float">
            <text:p>0,5</text:p>
          </table:table-cell>
          <table:table-cell table:formula="of:=[.D$5]*[.$A16]" office:value-type="float" office:value="1800000" calcext:value-type="float">
            <text:p>1.800.000</text:p>
          </table:table-cell>
          <table:table-cell table:formula="of:=[.E$5]*[.$A16]" office:value-type="float" office:value="360000" calcext:value-type="float">
            <text:p>360.000</text:p>
          </table:table-cell>
          <table:table-cell table:formula="of:=[.F$5]*[.$A16]" office:value-type="float" office:value="180000" calcext:value-type="float">
            <text:p>180.000</text:p>
          </table:table-cell>
          <table:table-cell table:formula="of:=[.G$5]*[.$A16]" office:value-type="float" office:value="90000" calcext:value-type="float">
            <text:p>90.000</text:p>
          </table:table-cell>
          <table:table-cell table:formula="of:=[.H$5]*[.$A16]" office:value-type="float" office:value="72000" calcext:value-type="float">
            <text:p>72.000</text:p>
          </table:table-cell>
          <table:table-cell table:formula="of:=[.I$5]*[.$A16]" office:value-type="float" office:value="60000" calcext:value-type="float">
            <text:p>60.000</text:p>
          </table:table-cell>
          <table:table-cell table:formula="of:=[.J$5]*[.$A16]" office:value-type="float" office:value="45000" calcext:value-type="float">
            <text:p>45.000</text:p>
          </table:table-cell>
          <table:table-cell table:formula="of:=[.K$5]*[.$A16]" office:value-type="float" office:value="36000" calcext:value-type="float">
            <text:p>36.000</text:p>
          </table:table-cell>
          <table:table-cell table:formula="of:=[.L$5]*[.$A16]" office:value-type="float" office:value="18000" calcext:value-type="float">
            <text:p>18.000</text:p>
          </table:table-cell>
        </table:table-row>
        <table:table-row table:style-name="ro1">
          <table:table-cell table:formula="of:=[.B17]*60" office:value-type="float" office:value="3600" calcext:value-type="float">
            <text:p>3600</text:p>
          </table:table-cell>
          <table:table-cell table:formula="of:=[.C17]*60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formula="of:=[.D$5]*[.$A17]" office:value-type="float" office:value="3600000" calcext:value-type="float">
            <text:p>3.600.000</text:p>
          </table:table-cell>
          <table:table-cell table:formula="of:=[.E$5]*[.$A17]" office:value-type="float" office:value="720000" calcext:value-type="float">
            <text:p>720.000</text:p>
          </table:table-cell>
          <table:table-cell table:formula="of:=[.F$5]*[.$A17]" office:value-type="float" office:value="360000" calcext:value-type="float">
            <text:p>360.000</text:p>
          </table:table-cell>
          <table:table-cell table:formula="of:=[.G$5]*[.$A17]" office:value-type="float" office:value="180000" calcext:value-type="float">
            <text:p>180.000</text:p>
          </table:table-cell>
          <table:table-cell table:formula="of:=[.H$5]*[.$A17]" office:value-type="float" office:value="144000" calcext:value-type="float">
            <text:p>144.000</text:p>
          </table:table-cell>
          <table:table-cell table:formula="of:=[.I$5]*[.$A17]" office:value-type="float" office:value="120000" calcext:value-type="float">
            <text:p>120.000</text:p>
          </table:table-cell>
          <table:table-cell table:formula="of:=[.J$5]*[.$A17]" office:value-type="float" office:value="90000" calcext:value-type="float">
            <text:p>90.000</text:p>
          </table:table-cell>
          <table:table-cell table:formula="of:=[.K$5]*[.$A17]" office:value-type="float" office:value="72000" calcext:value-type="float">
            <text:p>72.000</text:p>
          </table:table-cell>
          <table:table-cell table:formula="of:=[.L$5]*[.$A17]" office:value-type="float" office:value="36000" calcext:value-type="float">
            <text:p>36.000</text:p>
          </table:table-cell>
        </table:table-row>
        <table:table-row table:style-name="ro1">
          <table:table-cell table:formula="of:=[.B18]*60" office:value-type="float" office:value="7200" calcext:value-type="float">
            <text:p>7200</text:p>
          </table:table-cell>
          <table:table-cell table:formula="of:=[.C18]*60" office:value-type="float" office:value="120" calcext:value-type="float">
            <text:p>120</text:p>
          </table:table-cell>
          <table:table-cell table:style-name="ce4" office:value-type="float" office:value="2" calcext:value-type="float">
            <text:p>2</text:p>
          </table:table-cell>
          <table:table-cell table:formula="of:=[.D$5]*[.$A18]" office:value-type="float" office:value="7200000" calcext:value-type="float">
            <text:p>7.200.000</text:p>
          </table:table-cell>
          <table:table-cell table:formula="of:=[.E$5]*[.$A18]" office:value-type="float" office:value="1440000" calcext:value-type="float">
            <text:p>1.440.000</text:p>
          </table:table-cell>
          <table:table-cell table:formula="of:=[.F$5]*[.$A18]" office:value-type="float" office:value="720000" calcext:value-type="float">
            <text:p>720.000</text:p>
          </table:table-cell>
          <table:table-cell table:formula="of:=[.G$5]*[.$A18]" office:value-type="float" office:value="360000" calcext:value-type="float">
            <text:p>360.000</text:p>
          </table:table-cell>
          <table:table-cell table:formula="of:=[.H$5]*[.$A18]" office:value-type="float" office:value="288000" calcext:value-type="float">
            <text:p>288.000</text:p>
          </table:table-cell>
          <table:table-cell table:formula="of:=[.I$5]*[.$A18]" office:value-type="float" office:value="240000" calcext:value-type="float">
            <text:p>240.000</text:p>
          </table:table-cell>
          <table:table-cell table:formula="of:=[.J$5]*[.$A18]" office:value-type="float" office:value="180000" calcext:value-type="float">
            <text:p>180.000</text:p>
          </table:table-cell>
          <table:table-cell table:formula="of:=[.K$5]*[.$A18]" office:value-type="float" office:value="144000" calcext:value-type="float">
            <text:p>144.000</text:p>
          </table:table-cell>
          <table:table-cell table:formula="of:=[.L$5]*[.$A18]" office:value-type="float" office:value="72000" calcext:value-type="float">
            <text:p>72.000</text:p>
          </table:table-cell>
        </table:table-row>
        <table:table-row table:style-name="ro1">
          <table:table-cell table:formula="of:=[.B19]*60" office:value-type="float" office:value="10800" calcext:value-type="float">
            <text:p>10800</text:p>
          </table:table-cell>
          <table:table-cell table:formula="of:=[.C19]*60" office:value-type="float" office:value="180" calcext:value-type="float">
            <text:p>180</text:p>
          </table:table-cell>
          <table:table-cell table:style-name="ce4" office:value-type="float" office:value="3" calcext:value-type="float">
            <text:p>3</text:p>
          </table:table-cell>
          <table:table-cell table:formula="of:=[.D$5]*[.$A19]" office:value-type="float" office:value="10800000" calcext:value-type="float">
            <text:p>10.800.000</text:p>
          </table:table-cell>
          <table:table-cell table:formula="of:=[.E$5]*[.$A19]" office:value-type="float" office:value="2160000" calcext:value-type="float">
            <text:p>2.160.000</text:p>
          </table:table-cell>
          <table:table-cell table:formula="of:=[.F$5]*[.$A19]" office:value-type="float" office:value="1080000" calcext:value-type="float">
            <text:p>1.080.000</text:p>
          </table:table-cell>
          <table:table-cell table:formula="of:=[.G$5]*[.$A19]" office:value-type="float" office:value="540000" calcext:value-type="float">
            <text:p>540.000</text:p>
          </table:table-cell>
          <table:table-cell table:formula="of:=[.H$5]*[.$A19]" office:value-type="float" office:value="432000" calcext:value-type="float">
            <text:p>432.000</text:p>
          </table:table-cell>
          <table:table-cell table:formula="of:=[.I$5]*[.$A19]" office:value-type="float" office:value="360000" calcext:value-type="float">
            <text:p>360.000</text:p>
          </table:table-cell>
          <table:table-cell table:formula="of:=[.J$5]*[.$A19]" office:value-type="float" office:value="270000" calcext:value-type="float">
            <text:p>270.000</text:p>
          </table:table-cell>
          <table:table-cell table:formula="of:=[.K$5]*[.$A19]" office:value-type="float" office:value="216000" calcext:value-type="float">
            <text:p>216.000</text:p>
          </table:table-cell>
          <table:table-cell table:formula="of:=[.L$5]*[.$A19]" office:value-type="float" office:value="108000" calcext:value-type="float">
            <text:p>108.000</text:p>
          </table:table-cell>
        </table:table-row>
        <table:table-row table:style-name="ro1">
          <table:table-cell table:formula="of:=[.B20]*60" office:value-type="float" office:value="14400" calcext:value-type="float">
            <text:p>14400</text:p>
          </table:table-cell>
          <table:table-cell table:formula="of:=[.C20]*60" office:value-type="float" office:value="240" calcext:value-type="float">
            <text:p>240</text:p>
          </table:table-cell>
          <table:table-cell table:style-name="ce4" office:value-type="float" office:value="4" calcext:value-type="float">
            <text:p>4</text:p>
          </table:table-cell>
          <table:table-cell table:formula="of:=[.D$5]*[.$A20]" office:value-type="float" office:value="14400000" calcext:value-type="float">
            <text:p>14.400.000</text:p>
          </table:table-cell>
          <table:table-cell table:formula="of:=[.E$5]*[.$A20]" office:value-type="float" office:value="2880000" calcext:value-type="float">
            <text:p>2.880.000</text:p>
          </table:table-cell>
          <table:table-cell table:formula="of:=[.F$5]*[.$A20]" office:value-type="float" office:value="1440000" calcext:value-type="float">
            <text:p>1.440.000</text:p>
          </table:table-cell>
          <table:table-cell table:formula="of:=[.G$5]*[.$A20]" office:value-type="float" office:value="720000" calcext:value-type="float">
            <text:p>720.000</text:p>
          </table:table-cell>
          <table:table-cell table:formula="of:=[.H$5]*[.$A20]" office:value-type="float" office:value="576000" calcext:value-type="float">
            <text:p>576.000</text:p>
          </table:table-cell>
          <table:table-cell table:formula="of:=[.I$5]*[.$A20]" office:value-type="float" office:value="480000" calcext:value-type="float">
            <text:p>480.000</text:p>
          </table:table-cell>
          <table:table-cell table:formula="of:=[.J$5]*[.$A20]" office:value-type="float" office:value="360000" calcext:value-type="float">
            <text:p>360.000</text:p>
          </table:table-cell>
          <table:table-cell table:formula="of:=[.K$5]*[.$A20]" office:value-type="float" office:value="288000" calcext:value-type="float">
            <text:p>288.000</text:p>
          </table:table-cell>
          <table:table-cell table:formula="of:=[.L$5]*[.$A20]" office:value-type="float" office:value="144000" calcext:value-type="float">
            <text:p>144.000</text:p>
          </table:table-cell>
        </table:table-row>
        <table:table-row table:style-name="ro1">
          <table:table-cell table:formula="of:=[.B21]*60" office:value-type="float" office:value="18000" calcext:value-type="float">
            <text:p>18000</text:p>
          </table:table-cell>
          <table:table-cell table:formula="of:=[.C21]*60" office:value-type="float" office:value="300" calcext:value-type="float">
            <text:p>300</text:p>
          </table:table-cell>
          <table:table-cell table:style-name="ce4" office:value-type="float" office:value="5" calcext:value-type="float">
            <text:p>5</text:p>
          </table:table-cell>
          <table:table-cell table:formula="of:=[.D$5]*[.$A21]" office:value-type="float" office:value="18000000" calcext:value-type="float">
            <text:p>18.000.000</text:p>
          </table:table-cell>
          <table:table-cell table:formula="of:=[.E$5]*[.$A21]" office:value-type="float" office:value="3600000" calcext:value-type="float">
            <text:p>3.600.000</text:p>
          </table:table-cell>
          <table:table-cell table:formula="of:=[.F$5]*[.$A21]" office:value-type="float" office:value="1800000" calcext:value-type="float">
            <text:p>1.800.000</text:p>
          </table:table-cell>
          <table:table-cell table:formula="of:=[.G$5]*[.$A21]" office:value-type="float" office:value="900000" calcext:value-type="float">
            <text:p>900.000</text:p>
          </table:table-cell>
          <table:table-cell table:formula="of:=[.H$5]*[.$A21]" office:value-type="float" office:value="720000" calcext:value-type="float">
            <text:p>720.000</text:p>
          </table:table-cell>
          <table:table-cell table:formula="of:=[.I$5]*[.$A21]" office:value-type="float" office:value="600000" calcext:value-type="float">
            <text:p>600.000</text:p>
          </table:table-cell>
          <table:table-cell table:formula="of:=[.J$5]*[.$A21]" office:value-type="float" office:value="450000" calcext:value-type="float">
            <text:p>450.000</text:p>
          </table:table-cell>
          <table:table-cell table:formula="of:=[.K$5]*[.$A21]" office:value-type="float" office:value="360000" calcext:value-type="float">
            <text:p>360.000</text:p>
          </table:table-cell>
          <table:table-cell table:formula="of:=[.L$5]*[.$A21]" office:value-type="float" office:value="180000" calcext:value-type="float">
            <text:p>180.000</text:p>
          </table:table-cell>
        </table:table-row>
        <table:table-row table:style-name="ro1">
          <table:table-cell table:formula="of:=[.B22]*60" office:value-type="float" office:value="21600" calcext:value-type="float">
            <text:p>21600</text:p>
          </table:table-cell>
          <table:table-cell table:formula="of:=[.C22]*60" office:value-type="float" office:value="360" calcext:value-type="float">
            <text:p>360</text:p>
          </table:table-cell>
          <table:table-cell table:style-name="ce4" office:value-type="float" office:value="6" calcext:value-type="float">
            <text:p>6</text:p>
          </table:table-cell>
          <table:table-cell table:formula="of:=[.D$5]*[.$A22]" office:value-type="float" office:value="21600000" calcext:value-type="float">
            <text:p>21.600.000</text:p>
          </table:table-cell>
          <table:table-cell table:formula="of:=[.E$5]*[.$A22]" office:value-type="float" office:value="4320000" calcext:value-type="float">
            <text:p>4.320.000</text:p>
          </table:table-cell>
          <table:table-cell table:formula="of:=[.F$5]*[.$A22]" office:value-type="float" office:value="2160000" calcext:value-type="float">
            <text:p>2.160.000</text:p>
          </table:table-cell>
          <table:table-cell table:formula="of:=[.G$5]*[.$A22]" office:value-type="float" office:value="1080000" calcext:value-type="float">
            <text:p>1.080.000</text:p>
          </table:table-cell>
          <table:table-cell table:formula="of:=[.H$5]*[.$A22]" office:value-type="float" office:value="864000" calcext:value-type="float">
            <text:p>864.000</text:p>
          </table:table-cell>
          <table:table-cell table:formula="of:=[.I$5]*[.$A22]" office:value-type="float" office:value="720000" calcext:value-type="float">
            <text:p>720.000</text:p>
          </table:table-cell>
          <table:table-cell table:formula="of:=[.J$5]*[.$A22]" office:value-type="float" office:value="540000" calcext:value-type="float">
            <text:p>540.000</text:p>
          </table:table-cell>
          <table:table-cell table:formula="of:=[.K$5]*[.$A22]" office:value-type="float" office:value="432000" calcext:value-type="float">
            <text:p>432.000</text:p>
          </table:table-cell>
          <table:table-cell table:formula="of:=[.L$5]*[.$A22]" office:value-type="float" office:value="216000" calcext:value-type="float">
            <text:p>216.000</text:p>
          </table:table-cell>
        </table:table-row>
        <table:table-row table:style-name="ro1">
          <table:table-cell table:formula="of:=[.B23]*60" office:value-type="float" office:value="25200" calcext:value-type="float">
            <text:p>25200</text:p>
          </table:table-cell>
          <table:table-cell table:formula="of:=[.C23]*60" office:value-type="float" office:value="420" calcext:value-type="float">
            <text:p>420</text:p>
          </table:table-cell>
          <table:table-cell table:style-name="ce4" office:value-type="float" office:value="7" calcext:value-type="float">
            <text:p>7</text:p>
          </table:table-cell>
          <table:table-cell table:formula="of:=[.D$5]*[.$A23]" office:value-type="float" office:value="25200000" calcext:value-type="float">
            <text:p>25.200.000</text:p>
          </table:table-cell>
          <table:table-cell table:formula="of:=[.E$5]*[.$A23]" office:value-type="float" office:value="5040000" calcext:value-type="float">
            <text:p>5.040.000</text:p>
          </table:table-cell>
          <table:table-cell table:formula="of:=[.F$5]*[.$A23]" office:value-type="float" office:value="2520000" calcext:value-type="float">
            <text:p>2.520.000</text:p>
          </table:table-cell>
          <table:table-cell table:formula="of:=[.G$5]*[.$A23]" office:value-type="float" office:value="1260000" calcext:value-type="float">
            <text:p>1.260.000</text:p>
          </table:table-cell>
          <table:table-cell table:formula="of:=[.H$5]*[.$A23]" office:value-type="float" office:value="1008000" calcext:value-type="float">
            <text:p>1.008.000</text:p>
          </table:table-cell>
          <table:table-cell table:formula="of:=[.I$5]*[.$A23]" office:value-type="float" office:value="840000" calcext:value-type="float">
            <text:p>840.000</text:p>
          </table:table-cell>
          <table:table-cell table:formula="of:=[.J$5]*[.$A23]" office:value-type="float" office:value="630000" calcext:value-type="float">
            <text:p>630.000</text:p>
          </table:table-cell>
          <table:table-cell table:formula="of:=[.K$5]*[.$A23]" office:value-type="float" office:value="504000" calcext:value-type="float">
            <text:p>504.000</text:p>
          </table:table-cell>
          <table:table-cell table:formula="of:=[.L$5]*[.$A23]" office:value-type="float" office:value="252000" calcext:value-type="float">
            <text:p>252.000</text:p>
          </table:table-cell>
        </table:table-row>
        <table:table-row table:style-name="ro1">
          <table:table-cell table:formula="of:=[.B24]*60" office:value-type="float" office:value="28800" calcext:value-type="float">
            <text:p>28800</text:p>
          </table:table-cell>
          <table:table-cell table:formula="of:=[.C24]*60" office:value-type="float" office:value="480" calcext:value-type="float">
            <text:p>480</text:p>
          </table:table-cell>
          <table:table-cell table:style-name="ce4" office:value-type="float" office:value="8" calcext:value-type="float">
            <text:p>8</text:p>
          </table:table-cell>
          <table:table-cell table:formula="of:=[.D$5]*[.$A24]" office:value-type="float" office:value="28800000" calcext:value-type="float">
            <text:p>28.800.000</text:p>
          </table:table-cell>
          <table:table-cell table:formula="of:=[.E$5]*[.$A24]" office:value-type="float" office:value="5760000" calcext:value-type="float">
            <text:p>5.760.000</text:p>
          </table:table-cell>
          <table:table-cell table:formula="of:=[.F$5]*[.$A24]" office:value-type="float" office:value="2880000" calcext:value-type="float">
            <text:p>2.880.000</text:p>
          </table:table-cell>
          <table:table-cell table:formula="of:=[.G$5]*[.$A24]" office:value-type="float" office:value="1440000" calcext:value-type="float">
            <text:p>1.440.000</text:p>
          </table:table-cell>
          <table:table-cell table:formula="of:=[.H$5]*[.$A24]" office:value-type="float" office:value="1152000" calcext:value-type="float">
            <text:p>1.152.000</text:p>
          </table:table-cell>
          <table:table-cell table:formula="of:=[.I$5]*[.$A24]" office:value-type="float" office:value="960000" calcext:value-type="float">
            <text:p>960.000</text:p>
          </table:table-cell>
          <table:table-cell table:formula="of:=[.J$5]*[.$A24]" office:value-type="float" office:value="720000" calcext:value-type="float">
            <text:p>720.000</text:p>
          </table:table-cell>
          <table:table-cell table:formula="of:=[.K$5]*[.$A24]" office:value-type="float" office:value="576000" calcext:value-type="float">
            <text:p>576.000</text:p>
          </table:table-cell>
          <table:table-cell table:formula="of:=[.L$5]*[.$A24]" office:value-type="float" office:value="288000" calcext:value-type="float">
            <text:p>288.000</text:p>
          </table:table-cell>
        </table:table-row>
        <table:table-row table:style-name="ro1">
          <table:table-cell table:formula="of:=[.B25]*60" office:value-type="float" office:value="43200" calcext:value-type="float">
            <text:p>43200</text:p>
          </table:table-cell>
          <table:table-cell table:formula="of:=[.C25]*60" office:value-type="float" office:value="720" calcext:value-type="float">
            <text:p>720</text:p>
          </table:table-cell>
          <table:table-cell table:style-name="ce4" office:value-type="float" office:value="12" calcext:value-type="float">
            <text:p>12</text:p>
          </table:table-cell>
          <table:table-cell table:formula="of:=[.D$5]*[.$A25]" office:value-type="float" office:value="43200000" calcext:value-type="float">
            <text:p>43.200.000</text:p>
          </table:table-cell>
          <table:table-cell table:formula="of:=[.E$5]*[.$A25]" office:value-type="float" office:value="8640000" calcext:value-type="float">
            <text:p>8.640.000</text:p>
          </table:table-cell>
          <table:table-cell table:formula="of:=[.F$5]*[.$A25]" office:value-type="float" office:value="4320000" calcext:value-type="float">
            <text:p>4.320.000</text:p>
          </table:table-cell>
          <table:table-cell table:formula="of:=[.G$5]*[.$A25]" office:value-type="float" office:value="2160000" calcext:value-type="float">
            <text:p>2.160.000</text:p>
          </table:table-cell>
          <table:table-cell table:formula="of:=[.H$5]*[.$A25]" office:value-type="float" office:value="1728000" calcext:value-type="float">
            <text:p>1.728.000</text:p>
          </table:table-cell>
          <table:table-cell table:formula="of:=[.I$5]*[.$A25]" office:value-type="float" office:value="1440000" calcext:value-type="float">
            <text:p>1.440.000</text:p>
          </table:table-cell>
          <table:table-cell table:formula="of:=[.J$5]*[.$A25]" office:value-type="float" office:value="1080000" calcext:value-type="float">
            <text:p>1.080.000</text:p>
          </table:table-cell>
          <table:table-cell table:formula="of:=[.K$5]*[.$A25]" office:value-type="float" office:value="864000" calcext:value-type="float">
            <text:p>864.000</text:p>
          </table:table-cell>
          <table:table-cell table:formula="of:=[.L$5]*[.$A25]" office:value-type="float" office:value="432000" calcext:value-type="float">
            <text:p>432.000</text:p>
          </table:table-cell>
        </table:table-row>
        <table:table-row table:style-name="ro1">
          <table:table-cell table:formula="of:=[.B26]*60" office:value-type="float" office:value="86400" calcext:value-type="float">
            <text:p>86400</text:p>
          </table:table-cell>
          <table:table-cell table:formula="of:=[.C26]*60" office:value-type="float" office:value="1440" calcext:value-type="float">
            <text:p>1440</text:p>
          </table:table-cell>
          <table:table-cell table:style-name="ce4" office:value-type="float" office:value="24" calcext:value-type="float">
            <text:p>24</text:p>
          </table:table-cell>
          <table:table-cell table:formula="of:=[.D$5]*[.$A26]" office:value-type="float" office:value="86400000" calcext:value-type="float">
            <text:p>86.400.000</text:p>
          </table:table-cell>
          <table:table-cell table:formula="of:=[.E$5]*[.$A26]" office:value-type="float" office:value="17280000" calcext:value-type="float">
            <text:p>17.280.000</text:p>
          </table:table-cell>
          <table:table-cell table:formula="of:=[.F$5]*[.$A26]" office:value-type="float" office:value="8640000" calcext:value-type="float">
            <text:p>8.640.000</text:p>
          </table:table-cell>
          <table:table-cell table:formula="of:=[.G$5]*[.$A26]" office:value-type="float" office:value="4320000" calcext:value-type="float">
            <text:p>4.320.000</text:p>
          </table:table-cell>
          <table:table-cell table:formula="of:=[.H$5]*[.$A26]" office:value-type="float" office:value="3456000" calcext:value-type="float">
            <text:p>3.456.000</text:p>
          </table:table-cell>
          <table:table-cell table:formula="of:=[.I$5]*[.$A26]" office:value-type="float" office:value="2880000" calcext:value-type="float">
            <text:p>2.880.000</text:p>
          </table:table-cell>
          <table:table-cell table:formula="of:=[.J$5]*[.$A26]" office:value-type="float" office:value="2160000" calcext:value-type="float">
            <text:p>2.160.000</text:p>
          </table:table-cell>
          <table:table-cell table:formula="of:=[.K$5]*[.$A26]" office:value-type="float" office:value="1728000" calcext:value-type="float">
            <text:p>1.728.000</text:p>
          </table:table-cell>
          <table:table-cell table:formula="of:=[.L$5]*[.$A26]" office:value-type="float" office:value="864000" calcext:value-type="float">
            <text:p>864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text>= </number:text>
      <number:number number:min-integer-digits="1"/>
      <number:text> Hz</number:text>
    </number:number-style>
    <number:number-style style:name="N117">
      <number:text>@ </number:text>
      <number:number number:min-integer-digits="1"/>
      <number:text> ms/step</number:text>
    </number:number-style>
    <number:number-style style:name="N118">
      <number:text>= </number:text>
      <number:number number:decimal-places="2" loext:min-decimal-places="0" number:min-integer-digits="1" number:decimal-replacement=""/>
      <number:text> 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6-09-18T18:33:48.772155626</meta:creation-date>
    <dc:date>2016-09-18T18:58:50.491864420</dc:date>
    <dc:creator>Stefan Krüger</dc:creator>
    <meta:editing-duration>PT24M59S</meta:editing-duration>
    <meta:editing-cycles>7</meta:editing-cycles>
    <meta:generator>LibreOffice/5.1.4.2$Linux_X86_64 LibreOffice_project/10m0$Build-2</meta:generator>
    <meta:document-statistic meta:table-count="1" meta:cell-count="276" meta:object-count="0"/>
  </office:meta>
</office:document-meta>
</file>